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"/>
    <style:font-face style:name="OpenSymbol" svg:font-family="OpenSymbol"/>
    <style:font-face style:name="Arial2" svg:font-family="Arial" style:font-family-generic="swiss"/>
    <style:font-face style:name="Segoe UI" svg:font-family="'Segoe UI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style:font-size-asian="9pt" style:font-size-complex="9pt"/>
    </style:style>
    <style:style style:name="P2" style:family="paragraph" style:parent-style-name="Text2">
      <style:text-properties style:font-name="Consolas"/>
    </style:style>
    <style:style style:name="P3" style:family="paragraph" style:parent-style-name="Text2">
      <style:text-properties style:font-name="Consolas" fo:font-weight="bold" style:font-weight-asian="bold" style:font-weight-complex="bold"/>
    </style:style>
    <style:style style:name="P4" style:family="paragraph" style:parent-style-name="Preformatted_20_Text">
      <style:text-properties fo:color="#000000" style:font-name="Consolas1" fo:font-size="9.80000019073486pt" style:font-size-asian="9pt" style:font-size-complex="9pt"/>
    </style:style>
    <style:style style:name="P5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nsolas1" fo:font-size="9.80000019073486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7" style:family="paragraph" style:parent-style-name="Text_20_body">
      <style:text-properties style:font-name="Consolas" fo:font-weight="bold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Consolas1" fo:font-size="9.80000019073486pt" fo:font-weight="bold"/>
    </style:style>
    <style:style style:name="T4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000080" style:font-name="Consolas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660e7a" fo:font-style="italic"/>
    </style:style>
    <style:style style:name="T7" style:family="text">
      <style:text-properties fo:color="#660e7a" style:font-name="Consolas1" fo:font-size="9.80000019073486pt" fo:font-style="italic"/>
    </style:style>
    <style:style style:name="T8" style:family="text">
      <style:text-properties fo:color="#0000ff"/>
    </style:style>
    <style:style style:name="T9" style:family="text">
      <style:text-properties fo:color="#0000ff" style:font-name="Consolas1" fo:font-size="9.80000019073486pt"/>
    </style:style>
    <style:style style:name="T10" style:family="text">
      <style:text-properties style:font-name="Consolas1" fo:font-size="9.80000019073486pt"/>
    </style:style>
    <style:style style:name="T11" style:family="text">
      <style:text-properties style:font-name="Consolas"/>
    </style:style>
    <style:style style:name="T12" style:family="text">
      <style:text-properties style:font-name="Consolas" fo:font-size="9pt" style:font-size-asian="9pt" style:font-size-complex="9pt"/>
    </style:style>
    <style:style style:name="T13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ala and Functional Programming (Advanced) - Notes</text:p>
      <text:p text:style-name="P1"/>
      <text:p text:style-name="P1">Recap</text:p>
      <text:p text:style-name="P1">In FP progams are built from expressions:</text:p>
      <text:p text:style-name="P4"><text:span text:style-name="T2">val </text:span><text:span text:style-name="T6">cond</text:span>:Boolean = <text:span text:style-name="T2">false</text:span></text:p>
      <text:p text:style-name="P5"><text:span text:style-name="T2">val </text:span><text:span text:style-name="T6">cond2 </text:span>= <text:span text:style-name="T2">if</text:span>(<text:span text:style-name="T6">cond</text:span>) <text:span text:style-name="T8">44 </text:span><text:span text:style-name="T2">else </text:span><text:span text:style-name="T8">66 &lt;=== this is an if expression</text:span></text:p>
      <text:p text:style-name="P4"><text:span text:style-name="T2">val </text:span><text:span text:style-name="T6">codeBlockExpression </text:span>= {</text:p>
      <text:p text:style-name="P6"><text:s text:c="2"/><text:span text:style-name="T3">if</text:span><text:span text:style-name="T10">(</text:span><text:span text:style-name="T7">cond</text:span><text:span text:style-name="T10">) </text:span><text:span text:style-name="T9">557 </text:span><text:span text:style-name="T3">else </text:span><text:span text:style-name="T9">666</text:span></text:p>
      <text:p text:style-name="P5">} </text:p>
      <text:p text:style-name="P1">Method naming - note that x+y is equivalent (and rewritten by the compiler) to x.+(y):</text:p>
      <text:p text:style-name="P4"><text:span text:style-name="T2">var </text:span><text:span text:style-name="T6">i </text:span>= <text:span text:style-name="T8">1</text:span>+<text:span text:style-name="T8">2</text:span>; <text:span text:style-name="T1">println</text:span>(<text:span text:style-name="T6">i</text:span>);</text:p>
      <text:p text:style-name="P5"><text:span text:style-name="T6">i </text:span>= <text:span text:style-name="T8">1</text:span>.+(<text:span text:style-name="T8">2</text:span>); <text:span text:style-name="T1">println</text:span>(<text:span text:style-name="T6">i</text:span>);</text:p>
      <text:p text:style-name="Text2"><text:span text:style-name="Source_20_Text"><text:span text:style-name="T12">Variance:</text:span></text:span></text:p>
      <text:p text:style-name="P2">https://docs.scala-lang.org/tour/variances.html</text:p>
      <text:p text:style-name="Text2"><text:span text:style-name="Source_20_Text"><text:span text:style-name="T12">class Foo[+A] // A covariant class</text:span></text:span></text:p>
      <text:p text:style-name="Text2"><text:span text:style-name="Source_20_Text"><text:span text:style-name="T12"><text:tab/>For some class List[+A], making A covariant implies that for two types A and B where A is a subtype of B, then List[A] is a subtype of List[B] </text:span></text:span></text:p>
      <text:p text:style-name="Code"><text:span text:style-name="Source_20_Text"><text:span text:style-name="T14">abstract class Animal {</text:span></text:span></text:p>
      <text:p text:style-name="Code"><text:span text:style-name="Source_20_Text"><text:s text:c="2"/>def name: String</text:span></text:p>
      <text:p text:style-name="Code"><text:span text:style-name="Source_20_Text">}</text:span></text:p>
      <text:p text:style-name="Code"><text:span text:style-name="Source_20_Text">case class Cat(name: String) extends Animal</text:span></text:p>
      <text:p text:style-name="Code"><text:span text:style-name="Source_20_Text">case class Dog(name: String) extends Animal</text:span></text:p>
      <text:p text:style-name="Text2"><text:span text:style-name="Source_20_Text"><text:span text:style-name="T12"/></text:span></text:p>
      <text:p text:style-name="Text2"><text:span text:style-name="Source_20_Text"><text:span text:style-name="T12">Both </text:span></text:span><text:span text:style-name="Source_20_Text"><text:span text:style-name="T14">Cat</text:span></text:span><text:span text:style-name="Source_20_Text"><text:span text:style-name="T12"> and </text:span></text:span><text:span text:style-name="Source_20_Text"><text:span text:style-name="T14">Dog</text:span></text:span><text:span text:style-name="Source_20_Text"><text:span text:style-name="T12"> are subtypes of </text:span></text:span><text:span text:style-name="Source_20_Text"><text:span text:style-name="T14">Animal</text:span></text:span><text:span text:style-name="Source_20_Text"><text:span text:style-name="T12">. The Scala standard library has a generic immutable </text:span></text:span><text:span text:style-name="Source_20_Text"><text:span text:style-name="T14">sealed abstract class List[+A]</text:span></text:span><text:span text:style-name="Source_20_Text"><text:span text:style-name="T12"> class, where the type parameter </text:span></text:span><text:span text:style-name="Source_20_Text"><text:span text:style-name="T14">A</text:span></text:span><text:span text:style-name="Source_20_Text"><text:span text:style-name="T12"> is covariant. This means that a </text:span></text:span><text:span text:style-name="Source_20_Text"><text:span text:style-name="T4">List[Cat]</text:span></text:span><text:span text:style-name="Source_20_Text"><text:span text:style-name="T5"> is a </text:span></text:span><text:span text:style-name="Source_20_Text"><text:span text:style-name="T4">List[Animal]</text:span></text:span><text:span text:style-name="Source_20_Text"><text:span text:style-name="T5"> and a </text:span></text:span><text:span text:style-name="Source_20_Text"><text:span text:style-name="T4">List[Dog]</text:span></text:span><text:span text:style-name="Source_20_Text"><text:span text:style-name="T5"> is also a </text:span></text:span><text:span text:style-name="Source_20_Text"><text:span text:style-name="T4">List[Animal]</text:span></text:span><text:span text:style-name="Source_20_Text"><text:span text:style-name="T12">. Intuitively, it makes sense that a list of cats and a list of dogs are each lists of animals, and you should be able to substitute either of them for a </text:span></text:span><text:span text:style-name="Source_20_Text"><text:span text:style-name="T14">List[Animal]</text:span></text:span><text:span text:style-name="Source_20_Text"><text:span text:style-name="T12">. </text:span></text:span></text:p>
      <text:p text:style-name="Text2"><text:span text:style-name="Source_20_Text"><text:span text:style-name="T12"/></text:span></text:p>
      <text:p text:style-name="Text2"><text:span text:style-name="Source_20_Text"><text:span text:style-name="T12"/></text:span></text:p>
      <text:p text:style-name="Text2"><text:span text:style-name="Source_20_Text"><text:span text:style-name="T12">class Bar[-A] // A contravariant class</text:span></text:span></text:p>
      <text:p text:style-name="Text2"><text:span text:style-name="Source_20_Text"><text:span text:style-name="T12">class Baz[A] <text:s/>// An invariant class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3">sealed:</text:p>
      <text:p text:style-name="P2">all <text:span text:style-name="Emphasis">directly inheriting</text:span> subclasses of a sealed class (abstract or not) must be in the same file. A practical consequence of this is that the compiler can warn if the pattern match is incomplete:</text:p>
      <text:p text:style-name="P2"/>
      <text:p text:style-name="Code"><text:span text:style-name="Source_20_Text">sealed abstract class Tree</text:span></text:p>
      <text:p text:style-name="Code"><text:span text:style-name="Source_20_Text">case class Node(left: Tree, right: Tree) extends Tree</text:span></text:p>
      <text:p text:style-name="Code"><text:span text:style-name="Source_20_Text">case class Leaf[T](value: T) extends Tree</text:span></text:p>
      <text:p text:style-name="Code"><text:span text:style-name="Source_20_Text">case object Empty extends Tree</text:span></text:p>
      <text:p text:style-name="Code"/>
      <text:p text:style-name="Code"><text:span text:style-name="Source_20_Text">def dps(t: Tree): Unit = t match {</text:span></text:p>
      <text:p text:style-name="Code"><text:span text:style-name="Source_20_Text"><text:s text:c="2"/>case Node(left, right) =&gt; dps(left); dps(right)</text:span></text:p>
      <text:p text:style-name="Code"><text:soft-page-break/><text:span text:style-name="Source_20_Text"><text:s text:c="2"/>case Leaf(x) =&gt; println("Leaf "+x)</text:span></text:p>
      <text:p text:style-name="Code"><text:span text:style-name="Source_20_Text"><text:s text:c="2"/>// case Empty =&gt; println("Empty") // Compiler warns here</text:span></text:p>
      <text:p text:style-name="Code"><text:span text:style-name="Source_20_Text">}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"/>
    <style:font-face style:name="OpenSymbol" svg:font-family="OpenSymbol"/>
    <style:font-face style:name="Arial2" svg:font-family="Arial" style:font-family-generic="swiss"/>
    <style:font-face style:name="Segoe UI" svg:font-family="'Segoe UI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de" style:family="paragraph" style:parent-style-name="Preformatted_20_Text" style:class="text">
      <style:paragraph-properties fo:margin-top="0cm" fo:margin-bottom="0cm" fo:background-color="#ffffff">
        <style:background-image/>
      </style:paragraph-properties>
      <style:text-properties fo:color="#000000" style:font-name="Consolas" fo:font-size="9pt" style:font-size-asian="9pt" style:font-size-complex="9pt"/>
    </style:style>
    <style:style style:name="Text2" style:family="paragraph" style:parent-style-name="Preformatted_20_Text" style:class="text" style:master-page-name="">
      <style:paragraph-properties fo:margin-top="0cm" fo:margin-bottom="0cm" style:page-number="auto" fo:background-color="#ffffff">
        <style:background-image/>
      </style:paragraph-properties>
      <style:text-properties fo:color="#000000" style:font-name="Consolas1" fo:font-size="9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5T18:27:01.77</meta:creation-date>
    <dc:date>2020-01-20T13:07:54.38</dc:date>
    <meta:editing-duration>P7DT9H9M18S</meta:editing-duration>
    <meta:editing-cycles>61</meta:editing-cycles>
    <meta:generator>OpenOffice/4.1.3$Win32 OpenOffice.org_project/413m1$Build-9783</meta:generator>
    <meta:document-statistic meta:table-count="0" meta:image-count="0" meta:object-count="0" meta:page-count="2" meta:paragraph-count="34" meta:word-count="296" meta:character-count="1754"/>
  </office:meta>
</office:document-meta>
</file>